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22pt" fo:font-weight="bold" officeooo:paragraph-rsid="00034d25" style:font-size-asian="22pt" style:font-weight-asian="bold" style:font-size-complex="22pt" style:font-weight-complex="bold"/>
    </style:style>
    <style:style style:name="P2" style:family="paragraph" style:parent-style-name="Standard" style:list-style-name="L1"/>
    <style:style style:name="P3" style:family="paragraph" style:parent-style-name="Standard">
      <style:text-properties style:font-name="Times New Roman" fo:font-size="16pt" style:font-size-asian="16pt" style:font-size-complex="16pt"/>
    </style:style>
    <style:style style:name="P4" style:family="paragraph" style:parent-style-name="Standard">
      <style:text-properties style:font-name="Times New Roman" fo:font-size="16pt" fo:font-weight="bold" style:font-size-asian="16pt" style:font-weight-asian="bold" style:font-size-complex="16pt" style:font-weight-complex="bold"/>
    </style:style>
    <style:style style:name="T1" style:family="text">
      <style:text-properties style:font-name="Times New Roman" fo:font-size="16pt" style:font-size-asian="16pt" style:font-size-complex="16pt"/>
    </style:style>
    <style:style style:name="T2" style:family="text">
      <style:text-properties fo:font-size="16pt" style:font-size-asian="16pt" style:font-size-complex="16pt"/>
    </style:style>
    <style:style style:name="T3" style:family="text">
      <style:text-properties style:font-name="Times New Roman"/>
    </style:style>
    <style:style style:name="T4" style:family="text">
      <style:text-properties style:font-name="Times New Roman" fo:font-size="16pt" style:font-size-asian="16pt" style:font-size-complex="16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A Review on Machine Learning Approaches for Diagnosis of Alzheimer’s Disease and Mild Cognitive Impairment Based on Brain MRI </text:p>
      <text:p text:style-name="P3"/>
      <text:p text:style-name="P4">Models:</text:p>
      <text:p text:style-name="P3">The paper discusses various machine learning models, including :</text:p>
      <text:p text:style-name="P3">Support Vector Machines (SVM)</text:p>
      <text:p text:style-name="P3">Random Forest (RF)</text:p>
      <text:p text:style-name="P3"><text:s/>K-Nearest Neighbors (KNN)</text:p>
      <text:p text:style-name="P3">Deep learning approaches like :</text:p>
      <text:p text:style-name="P3">Convolutional Neural Networks (CNNs).</text:p>
      <text:p text:style-name="P3"/>
      <text:p text:style-name="Standard"><text:span text:style-name="Strong_20_Emphasis"><text:span text:style-name="T1">Datasets</text:span></text:span><text:span text:style-name="T1">: Using datasets are:</text:span></text:p>
      <text:p text:style-name="P3"><text:s/>The Alzheimer's Disease Neuroimaging Initiative (ADNI) </text:p>
      <text:p text:style-name="P3"><text:s/>The Open Access Series of Imaging Studies (OASIS). </text:p>
      <text:p text:style-name="P3">These datasets provide multimodal data, including MRI, cognitive scores, and clinical records, which facilitate comprehensive analysis and model training</text:p>
      <text:p text:style-name="P3"/>
      <text:p text:style-name="P4">Accuracy:</text:p>
      <text:p text:style-name="P3">The review includes a discussion on the accuracy of various Machine Learning models used for diagnosing Alzheimer's Disease (AD) and Mild Cognitive Impairment (MCI). While the specific table containing accuracy metrics is not provided in the excerpts, it is mentioned that accuracy is a crucial indicator of a model's performance and is consistently reported across the reviewed papers.</text:p>
      <text:p text:style-name="P3">The accuracy of these models varies depending on the data and algorithms used. Generally, deep learning models like CNNs show promising accuracy for MRI-based AD diagnosis, though specific accuracy metrics vary across studies.</text:p>
      <text:p text:style-name="P3"/>
      <text:p text:style-name="P3"/>
      <text:p text:style-name="P4">Drawbacks:</text:p>
      <text:p text:style-name="P3">Here are the key drawbacks highlighted in the paper:</text:p>
      <text:list xml:id="list1106891566" text:style-name="L1">
        <text:list-item>
          <text:p text:style-name="P2"><text:soft-page-break/><text:span text:style-name="Strong_20_Emphasis"><text:span text:style-name="T1">Limited Dataset Sizes</text:span></text:span><text:span text:style-name="T1">: Small dataset sizes can lead to overfitting, where models perform well on training data but poorly on new, unseen data.</text:span></text:p>
        </text:list-item>
        <text:list-item>
          <text:p text:style-name="P2"><text:span text:style-name="Strong_20_Emphasis"><text:span text:style-name="T1">Interpretability of Complex Models</text:span></text:span><text:span text:style-name="T1">: Deep learning models, while powerful, are often "black boxes," making it challenging to understand and explain their predictions, which is particularly critical in clinical settings.</text:span></text:p>
        </text:list-item>
        <text:list-item>
          <text:p text:style-name="P2"><text:span text:style-name="Strong_20_Emphasis"><text:span text:style-name="T1">Challenges with Multimodal Data Integration</text:span></text:span><text:span text:style-name="T1">: Traditional machine learning models often struggle to integrate and process multiple types of data (e.g., MRI, PET scans, cognitive tests), which is essential for a comprehensive understanding and prediction of Alzheimer’s Disease progression.</text:span></text:p>
        </text:list-item>
        <text:list-item>
          <text:p text:style-name="P2"><text:span text:style-name="Strong_20_Emphasis"><text:span text:style-name="T1">High Computational Requirements</text:span></text:span><text:span text:style-name="T1">: Deep learning models, such as CNNs, require significant computational resources, making them less accessible for many researchers or clinical applications.</text:span></text:p>
        </text:list-item>
        <text:list-item>
          <text:p text:style-name="P2"><text:span text:style-name="Strong_20_Emphasis"><text:span text:style-name="T1">Need for Extensive Preprocessing</text:span></text:span><text:span text:style-name="T1">: MRI data often requires extensive preprocessing (e.g., noise reduction, skull stripping), which adds complexity and can introduce variability in results.</text:span></text:p>
        </text:list-item>
        <text:list-item>
          <text:p text:style-name="P2"><text:span text:style-name="Strong_20_Emphasis"><text:span text:style-name="T1">Potential for Bias in Model Performance</text:span></text:span><text:span text:style-name="T1">: Variations in MRI protocols, scanner types, and demographic factors can introduce biases, limiting the generalizability of trained models to diverse populations.</text:span></text:p>
        </text:list-item>
      </text:list>
      <text:p text:style-name="P3"/>
      <text:p text:style-name="P4">Reference:</text:p>
      <text:p text:style-name="Standard"><text:bookmark-start text:name="__DdeLink__9796_4109663411"/><text:bookmark-start text:name="__DdeLink__9410_4109663411"/><text:span text:style-name="T1">H. Givian and J. -P. Calbimonte, "A Review on Machine Learning Approaches for Diagnosis of Alzheimer’s Disease and Mild Cognitive Impairment Based on Brain MRI," in </text:span><text:span text:style-name="Emphasis"><text:span text:style-name="T1">IEEE Access</text:span></text:span><text:span text:style-name="T1">, vol. 12, pp. 109912-109929, 2024, doi: 10.1109/ACCESS.2024.3438081. keywords: {Magnetic resonance imaging;Alzheimer's disease;Reviews;Machine learning;Imaging;Feature extraction;Neurons;Alzheimer’s disease;image processing techniques;machine learning;mild cognitive impairment;MRI},</text:span><text:bookmark-end text:name="__DdeLink__9410_4109663411"/></text:p>
      <text:p text:style-name="P3"><text:bookmark-end text:name="__DdeLink__9796_4109663411"/></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11-14T00:43:28.167264776</meta:creation-date>
    <dc:date>2024-11-14T00:56:51.616119431</dc:date>
    <meta:editing-duration>PT13M23S</meta:editing-duration>
    <meta:editing-cycles>1</meta:editing-cycles>
    <meta:document-statistic meta:table-count="0" meta:image-count="0" meta:object-count="0" meta:page-count="2" meta:paragraph-count="25" meta:word-count="406" meta:character-count="3018" meta:non-whitespace-character-count="2637"/>
    <meta:generator>LibreOffice/7.3.4.2$MacOSX_AARCH64 LibreOffice_project/728fec16bd5f605073805c3c9e7c4212a0120dc5</meta:generator>
  </office:meta>
</office:document-meta>
</file>